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ktiv-grotesk" svg:font-family="aktiv-grotesk, sans-serif"/>
    <style:font-face style:name="inherit" svg:font-family="inherit"/>
  </office:font-face-decls>
  <office:automatic-styles>
    <style:style style:name="P1" style:family="paragraph" style:parent-style-name="Heading_20_1">
      <style:paragraph-properties fo:margin-left="0in" fo:margin-right="0in" fo:margin-top="0.2083in" fo:margin-bottom="0.1043in" style:contextual-spacing="false" fo:line-height="110%" fo:orphans="2" fo:widows="2" fo:text-indent="0in" style:auto-text-indent="false"/>
      <style:text-properties fo:font-variant="normal" fo:text-transform="none" fo:color="#333333" loext:opacity="100%" style:font-name="aktiv-grotesk" fo:font-size="27pt" fo:letter-spacing="normal" fo:font-style="normal" fo:font-weight="normal"/>
    </style:style>
    <style:style style:name="P2" style:family="paragraph" style:parent-style-name="Heading_20_1">
      <style:paragraph-properties fo:margin-left="0.3126in" fo:margin-right="0in" fo:margin-top="0.2083in" fo:margin-bottom="0.1043in" style:contextual-spacing="false" fo:line-height="110%" fo:orphans="2" fo:widows="2" fo:text-indent="0in" style:auto-text-indent="false"/>
      <style:text-properties fo:font-variant="normal" fo:text-transform="none" fo:color="#333333" loext:opacity="100%" style:font-name="inherit" fo:font-size="27pt" fo:letter-spacing="normal" fo:font-style="normal" fo:font-weight="bold"/>
    </style:style>
    <style:style style:name="P3" style:family="paragraph" style:parent-style-name="Heading_20_2">
      <style:paragraph-properties fo:margin-left="0.3126in" fo:margin-right="0in" fo:margin-top="0.5209in" fo:margin-bottom="0.4165in" style:contextual-spacing="false" fo:line-height="110%" fo:orphans="2" fo:widows="2" fo:text-indent="0in" style:auto-text-indent="false"/>
      <style:text-properties fo:font-variant="normal" fo:text-transform="none" fo:color="#333333" loext:opacity="100%" style:font-name="inherit" fo:font-size="22.5pt" fo:letter-spacing="normal" fo:font-style="normal" fo:font-weight="bold"/>
    </style:style>
    <style:style style:name="P4" style:family="paragraph" style:parent-style-name="Heading_20_3">
      <style:paragraph-properties fo:margin-left="0.3126in" fo:margin-right="0in" fo:margin-top="0.3126in" fo:margin-bottom="0.2083in" style:contextual-spacing="false" fo:line-height="110%" fo:orphans="2" fo:widows="2" fo:text-indent="0in" style:auto-text-indent="false"/>
      <style:text-properties fo:font-variant="normal" fo:text-transform="none" fo:color="#333333" loext:opacity="100%" style:font-name="inherit" fo:font-size="18pt" fo:letter-spacing="normal" fo:font-style="normal" fo:font-weight="bold"/>
    </style:style>
    <style:style style:name="P5" style:family="paragraph" style:parent-style-name="Preformatted_20_Text">
      <loext:graphic-properties draw:fill="solid" draw:fill-color="#f5f5f5" draw:opacity="100%"/>
      <style:paragraph-properties fo:margin-left="0.3126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style>
    <style:style style:name="P6" style:family="paragraph" style:parent-style-name="Preformatted_20_Text">
      <loext:graphic-properties draw:fill="solid" draw:fill-color="#f5f5f5" draw:opacity="100%"/>
      <style:paragraph-properties fo:margin-left="0.3126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officeooo:paragraph-rsid="0016d6ca"/>
    </style:style>
    <style:style style:name="P7" style:family="paragraph" style:parent-style-name="Text_20_body">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8" style:family="paragraph" style:parent-style-name="Text_20_body" style:list-style-name="L2">
      <style:paragraph-properties fo:margin-left="0.3126in" fo:margin-right="0in" fo:margin-top="0.1043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9" style:family="paragraph" style:parent-style-name="Text_20_body" style:list-style-name="L3">
      <style:paragraph-properties fo:margin-left="0.3126in" fo:margin-right="0in" fo:margin-top="0.1043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0" style:family="paragraph" style:parent-style-name="Text_20_body" style:list-style-name="L5">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1" style:family="paragraph" style:parent-style-name="Text_20_body" style:list-style-name="L7">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2" style:family="paragraph" style:parent-style-name="Text_20_body" style:list-style-name="L8">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3" style:family="paragraph" style:parent-style-name="Text_20_body" style:list-style-name="L9">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4" style:family="paragraph" style:parent-style-name="Text_20_body" style:list-style-name="L10">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5" style:family="paragraph" style:parent-style-name="Text_20_body" style:list-style-name="L11">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6" style:family="paragraph" style:parent-style-name="Text_20_body" style:list-style-name="L12">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7" style:family="paragraph" style:parent-style-name="Text_20_body" style:list-style-name="L13">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18" style:family="paragraph" style:parent-style-name="Text_20_body" style:list-style-name="L1">
      <style:paragraph-properties fo:margin-left="0.3126in" fo:margin-right="0in" fo:margin-top="0in" fo:margin-bottom="0.1043in" style:contextual-spacing="false" fo:orphans="2" fo:widows="2" fo:text-indent="0in" style:auto-text-indent="false"/>
    </style:style>
    <style:style style:name="P19" style:family="paragraph" style:parent-style-name="Text_20_body" style:list-style-name="L4">
      <style:paragraph-properties fo:margin-left="0.3126in" fo:margin-right="0in" fo:margin-top="0in" fo:margin-bottom="0.1043in" style:contextual-spacing="false" fo:orphans="2" fo:widows="2" fo:text-indent="0in" style:auto-text-indent="false"/>
    </style:style>
    <style:style style:name="P20" style:family="paragraph" style:parent-style-name="Text_20_body">
      <style:paragraph-properties fo:margin-left="0.3126in" fo:margin-right="0in" fo:margin-top="0in" fo:margin-bottom="0.1043in" style:contextual-spacing="false" fo:orphans="2" fo:widows="2" fo:text-indent="0in" style:auto-text-indent="false"/>
    </style:style>
    <style:style style:name="P21" style:family="paragraph" style:parent-style-name="Text_20_body" style:list-style-name="L6">
      <style:paragraph-properties fo:margin-left="0.3126in" fo:margin-right="0in" fo:margin-top="0in" fo:margin-bottom="0.1043in" style:contextual-spacing="false" fo:orphans="2" fo:widows="2" fo:text-indent="0in" style:auto-text-indent="false"/>
    </style:style>
    <style:style style:name="P22" style:family="paragraph" style:parent-style-name="Text_20_body" style:list-style-name="L7">
      <style:paragraph-properties fo:margin-left="0.3126in" fo:margin-right="0in" fo:margin-top="0in" fo:margin-bottom="0.1043in" style:contextual-spacing="false" fo:orphans="2" fo:widows="2" fo:text-indent="0in" style:auto-text-indent="false"/>
    </style:style>
    <style:style style:name="P23" style:family="paragraph" style:parent-style-name="Text_20_body" style:list-style-name="L10">
      <style:paragraph-properties fo:margin-left="0.3126in" fo:margin-right="0in" fo:margin-top="0in" fo:margin-bottom="0.1043in" style:contextual-spacing="false" fo:orphans="2" fo:widows="2" fo:text-indent="0in" style:auto-text-indent="false"/>
    </style:style>
    <style:style style:name="P24" style:family="paragraph" style:parent-style-name="Text_20_body" style:list-style-name="L12">
      <style:paragraph-properties fo:margin-left="0.3126in" fo:margin-right="0in" fo:margin-top="0in" fo:margin-bottom="0.1043in" style:contextual-spacing="false" fo:orphans="2" fo:widows="2" fo:text-indent="0in" style:auto-text-indent="false"/>
    </style:style>
    <style:style style:name="P25" style:family="paragraph" style:parent-style-name="Text_20_body" style:list-style-name="L14">
      <style:paragraph-properties fo:margin-left="0.3126in" fo:margin-right="0in" fo:margin-top="0.1043in" fo:margin-bottom="0.1043in" style:contextual-spacing="false" fo:orphans="2" fo:widows="2" fo:text-indent="0in" style:auto-text-indent="false"/>
    </style:style>
    <style:style style:name="T1" style:family="text">
      <style:text-properties fo:font-variant="normal" fo:text-transform="none" fo:color="#db3e3e" loext:opacity="100%" style:text-line-through-style="none" style:text-line-through-type="none" style:font-name="aktiv-grotesk" fo:font-size="10.5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33333" loext:opacity="100%" style:font-name="aktiv-grotesk" fo:font-size="10.5pt" fo:letter-spacing="normal" fo:font-style="normal" fo:font-weight="normal"/>
    </style:style>
    <style:style style:name="T3" style:family="text">
      <style:text-properties fo:font-variant="normal" fo:text-transform="none" fo:color="#333333" loext:opacity="100%" style:font-name="aktiv-grotesk" fo:font-size="10.5pt" fo:letter-spacing="normal" fo:font-style="normal" fo:font-weight="bold"/>
    </style:style>
    <style:style style:name="T4" style:family="text">
      <style:text-properties fo:font-variant="normal" fo:text-transform="none" fo:color="#333333" loext:opacity="100%" style:font-name="Menlo" fo:font-size="9.75pt" fo:letter-spacing="normal" fo:font-style="normal" fo:font-weight="normal" fo:background-color="transparent" loext:char-shading-value="0" loext:padding="0in" loext:border="none"/>
    </style:style>
    <style:style style:name="T5" style:family="text">
      <style:text-properties fo:font-variant="normal" fo:text-transform="none" fo:color="#333333" loext:opacity="100%" fo:letter-spacing="normal" fo:background-color="transparent" loext:char-shading-value="0" loext:padding="0in" loext:border="none"/>
    </style:style>
    <style:style style:name="T6" style:family="text">
      <style:text-properties fo:font-variant="normal" fo:text-transform="none" fo:color="#333333" loext:opacity="100%" style:font-name="inherit" fo:font-size="22.5pt" fo:letter-spacing="normal" fo:font-style="normal" fo:font-weight="bold"/>
    </style:style>
    <style:style style:name="T7" style:family="text">
      <style:text-properties fo:font-variant="normal" fo:text-transform="none" fo:color="#333333" loext:opacity="100%" style:font-name="inherit" fo:font-size="22.5pt" fo:letter-spacing="normal" fo:font-style="normal" fo:font-weight="bold" fo:background-color="transparent" loext:char-shading-value="0" loext:padding="0in" loext:border="none"/>
    </style:style>
    <style:style style:name="T8" style:family="text">
      <style:text-properties fo:font-variant="normal" fo:text-transform="none" fo:color="#333333" loext:opacity="100%" style:font-name="inherit" fo:font-size="18pt" fo:letter-spacing="normal" fo:font-style="normal" fo:font-weight="bold"/>
    </style:style>
    <style:style style:name="T9"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10" style:family="text">
      <style:text-properties style:font-name="inherit" fo:font-size="18pt" fo:font-style="normal" fo:font-weight="bold"/>
    </style:style>
    <style:style style:name="T11" style:family="text">
      <style:text-properties style:font-name="inherit" fo:font-size="22.5pt" fo:font-style="normal" fo:font-weight="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uthenticating Git</text:h>
      <text:h text:style-name="P2" text:outline-level="1">Authenticating Git &amp; GitHub</text:h>
      <text:p text:style-name="P7">Authenticating GitHub is important to protect your account and your code from unauthorized access:</text:p>
      <text:list xml:id="list789885705" text:style-name="L1">
        <text:list-item>
          <text:p text:style-name="P18"><text:a xlink:type="simple" xlink:href="https://intranet.alxswe.com/rltoken/qHY9dkdNWzmTSvjV_9vxBg" office:target-frame-name="_blank" xlink:show="new" text:style-name="Internet_20_link" text:visited-style-name="Visited_20_Internet_20_Link"><text:span text:style-name="T1">Username and password with two-factor authentication, or a passkey</text:span></text:a></text:p>
        </text:list-item>
        <text:list-item>
          <text:p text:style-name="P18"><text:a xlink:type="simple" xlink:href="https://intranet.alxswe.com/rltoken/xLCypEujmMwsVCax98n5LA" office:target-frame-name="_blank" xlink:show="new" text:style-name="Internet_20_link" text:visited-style-name="Visited_20_Internet_20_Link"><text:span text:style-name="T1">Personal access token</text:span></text:a></text:p>
        </text:list-item>
        <text:list-item>
          <text:p text:style-name="P18"><text:a xlink:type="simple" xlink:href="https://intranet.alxswe.com/rltoken/xS3yF-riPV326ENiST7I-Q" office:target-frame-name="_blank" xlink:show="new" text:style-name="Internet_20_link" text:visited-style-name="Visited_20_Internet_20_Link"><text:span text:style-name="T1">SSH key</text:span></text:a></text:p>
        </text:list-item>
      </text:list>
      <text:h text:style-name="P3" text:outline-level="2">Username and Password with Two-Factor Authentication, or a Passkey</text:h>
      <text:p text:style-name="P7">As the default authentication method, this requires you to enter your login credentials each time you want to access GitHub. Currently, this method only supports GitHub login, but not project cloning and pushing.</text:p>
      <text:h text:style-name="P4" text:outline-level="3">Username and Password with 2FA</text:h>
      <text:list xml:id="list2271671050" text:style-name="L2">
        <text:list-item>
          <text:p text:style-name="P8">Requires you to enter your username, password, and a one-time code from your phone each time you want to authenticate.</text:p>
        </text:list-item>
        <text:list-item>
          <text:p text:style-name="P8">This adds an extra layer of security to your account, as even if someone has your username and password, they will not be able to log in without the one-time code.</text:p>
        </text:list-item>
      </text:list>
      <text:h text:style-name="P4" text:outline-level="3">Passkey</text:h>
      <text:list xml:id="list122124940" text:style-name="L3">
        <text:list-item>
          <text:p text:style-name="P9">A passkey is a unique digital credential that can be used to authenticate to websites and apps without the need for a password.</text:p>
        </text:list-item>
        <text:list-item>
          <text:p text:style-name="P9">To use a passkey, you will need to create one on your device and then register it with GitHub.</text:p>
        </text:list-item>
        <text:list-item>
          <text:p text:style-name="P9"><text:soft-page-break/>Once you have registered a passkey with GitHub, you can use it to authenticate to GitHub without having to enter a username or password.</text:p>
        </text:list-item>
      </text:list>
      <text:h text:style-name="P3" text:outline-level="2">Personal Access Token</text:h>
      <text:p text:style-name="P7">A personal access token (PAT) is a unique string that can be used to authenticate to GitHub on your behalf. PATs can be created with different permissions and scopes, so you can control what actions they can perform. They can also be used to grant access to your repositories to third-party apps and services.</text:p>
      <text:h text:style-name="P4" text:outline-level="3">Steps to Create a GitHub Personal Access Token (PAT)</text:h>
      <text:list xml:id="list3784952714" text:style-name="L4">
        <text:list-item>
          <text:p text:style-name="P19"><text:span text:style-name="T2">Go to your GitHub account settings and click the </text:span><text:span text:style-name="Strong_20_Emphasis"><text:span text:style-name="T3">Personal Access Tokens</text:span></text:span><text:span text:style-name="T2"> tab.</text:span></text:p>
        </text:list-item>
        <text:list-item>
          <text:p text:style-name="P19"><text:span text:style-name="T2">Click the </text:span><text:span text:style-name="Strong_20_Emphasis"><text:span text:style-name="T3">Generate new token</text:span></text:span><text:span text:style-name="T2"> button.</text:span></text:p>
        </text:list-item>
        <text:list-item>
          <text:p text:style-name="P19"><text:span text:style-name="T2">Enter a </text:span><text:span text:style-name="Strong_20_Emphasis"><text:span text:style-name="T3">name</text:span></text:span><text:span text:style-name="T2"> and </text:span><text:span text:style-name="Strong_20_Emphasis"><text:span text:style-name="T3">description</text:span></text:span><text:span text:style-name="T2"> for your PAT.</text:span></text:p>
        </text:list-item>
        <text:list-item>
          <text:p text:style-name="P19"><text:span text:style-name="T2">Select the </text:span><text:span text:style-name="Strong_20_Emphasis"><text:span text:style-name="T3">permissions</text:span></text:span><text:span text:style-name="T2"> and </text:span><text:span text:style-name="Strong_20_Emphasis"><text:span text:style-name="T3">scopes</text:span></text:span><text:span text:style-name="T2"> that you want your PAT to have.</text:span></text:p>
        </text:list-item>
        <text:list-item>
          <text:p text:style-name="P19"><text:span text:style-name="T2">Click the </text:span><text:span text:style-name="Strong_20_Emphasis"><text:span text:style-name="T3">Generate token</text:span></text:span><text:span text:style-name="T2"> button.</text:span></text:p>
        </text:list-item>
      </text:list>
      <text:p text:style-name="P7">Your PAT will be displayed in a text box. Copy and store your PAT in a secure location. You will need this PAT to authenticate to GitHub using the command line or third-party apps and services.</text:p>
      <text:h text:style-name="P4" text:outline-level="3">How to Clone a Repository Using a Personal Access Token (PAT)</text:h>
      <text:list xml:id="list1356329077" text:style-name="L5">
        <text:list-item>
          <text:p text:style-name="P10">Open a terminal window.</text:p>
        </text:list-item>
        <text:list-item>
          <text:p text:style-name="P10">Navigate to the directory where you want to clone the repository.</text:p>
        </text:list-item>
        <text:list-item>
          <text:p text:style-name="P10">Clone the repository using the following command:</text:p>
        </text:list-item>
      </text:list>
      <text:p text:style-name="P5"><text:span text:style-name="Source_20_Text"><text:span text:style-name="T5"><text:s text:c="3"/></text:span></text:span><text:span text:style-name="Source_20_Text"><text:span text:style-name="T4">git clone https://github.com/&lt;username&gt;/&lt;repository&gt;.git --token &lt;pat&gt;</text:span></text:span></text:p>
      <text:p text:style-name="P20"><text:span text:style-name="T2">Replace </text:span><text:span text:style-name="Source_20_Text"><text:span text:style-name="T9">&lt;username&gt;</text:span></text:span><text:span text:style-name="T2"> with your GitHub username, </text:span><text:span text:style-name="Source_20_Text"><text:span text:style-name="T9">&lt;repository&gt;</text:span></text:span><text:span text:style-name="T2"> with the name of the repository you want to clone, and </text:span><text:span text:style-name="Source_20_Text"><text:span text:style-name="T9">&lt;pat&gt;</text:span></text:span><text:span text:style-name="T2"> with your PAT.</text:span></text:p>
      <text:p text:style-name="P20"><text:soft-page-break/><text:span text:style-name="T2">For example, to clone the </text:span><text:span text:style-name="Source_20_Text"><text:span text:style-name="T9">my-repo-001</text:span></text:span><text:span text:style-name="T2"> repository owned by the user </text:span><text:span text:style-name="Source_20_Text"><text:span text:style-name="T9">betascribbles</text:span></text:span><text:span text:style-name="T2">, you would use the following command:</text:span></text:p>
      <text:p text:style-name="P5"><text:span text:style-name="Source_20_Text"><text:span text:style-name="T4">git clone https://github.com/betascribbles/my-repo-001.git --token &lt;pat&gt;</text:span></text:span></text:p>
      <text:list xml:id="list2280739626" text:style-name="L6">
        <text:list-item>
          <text:p text:style-name="P21"><text:span text:style-name="T2">Once the repository has been cloned, you can navigate to it using the </text:span><text:span text:style-name="Source_20_Text"><text:span text:style-name="T9">cd</text:span></text:span><text:span text:style-name="T2"> command and start working on the code.</text:span></text:p>
        </text:list-item>
      </text:list>
      <text:h text:style-name="P4" text:outline-level="3">How to Push Changes to a Repository Using a PAT</text:h>
      <text:list xml:id="list3705868932" text:style-name="L7">
        <text:list-item>
          <text:p text:style-name="P11">Open a terminal window.</text:p>
        </text:list-item>
        <text:list-item>
          <text:p text:style-name="P11">Navigate to the directory where you want to push the changes from.</text:p>
        </text:list-item>
        <text:list-item>
          <text:p text:style-name="P22"><text:span text:style-name="T2">Stage the changes that you want to push using the </text:span><text:span text:style-name="Source_20_Text"><text:span text:style-name="T9">git add</text:span></text:span><text:span text:style-name="T2"> command.</text:span></text:p>
        </text:list-item>
        <text:list-item>
          <text:p text:style-name="P22"><text:span text:style-name="T2">Commit the changes using the </text:span><text:span text:style-name="Source_20_Text"><text:span text:style-name="T9">git commit</text:span></text:span><text:span text:style-name="T2"> command.</text:span></text:p>
        </text:list-item>
        <text:list-item>
          <text:p text:style-name="P11">Push the changes to the remote repository using the following command:</text:p>
        </text:list-item>
      </text:list>
      <text:p text:style-name="P5"><text:span text:style-name="Source_20_Text"><text:span text:style-name="T5"><text:s text:c="3"/></text:span></text:span><text:span text:style-name="Source_20_Text"><text:span text:style-name="T4">git push https://github.com/&lt;username&gt;/&lt;repository&gt;.git --token &lt;pat&gt;</text:span></text:span></text:p>
      <text:p text:style-name="P20"><text:span text:style-name="T2">Replace </text:span><text:span text:style-name="Source_20_Text"><text:span text:style-name="T9">&lt;username&gt;</text:span></text:span><text:span text:style-name="T2"> with your GitHub username, </text:span><text:span text:style-name="Source_20_Text"><text:span text:style-name="T9">&lt;repository&gt;</text:span></text:span><text:span text:style-name="T2"> with the name of the repository you want to push to, and </text:span><text:span text:style-name="Source_20_Text"><text:span text:style-name="T9">&lt;pat&gt;</text:span></text:span><text:span text:style-name="T2"> with your PAT.</text:span></text:p>
      <text:p text:style-name="P20"><text:span text:style-name="T2">For example, to push the changes to the </text:span><text:span text:style-name="Source_20_Text"><text:span text:style-name="T9">my-repo-001</text:span></text:span><text:span text:style-name="T2"> repository owned by the user </text:span><text:span text:style-name="Source_20_Text"><text:span text:style-name="T9">betascribbles</text:span></text:span><text:span text:style-name="T2">, you would use the following command:</text:span></text:p>
      <text:p text:style-name="P6"><text:span text:style-name="Source_20_Text"><text:span text:style-name="T4">git push https://github.com/betascribbles/my-repo-001.git --token &lt;pat&gt;</text:span></text:span></text:p>
      <text:p text:style-name="P6"><text:span text:style-name="T8">Generate an SSH Key</text:span></text:p>
      <text:list xml:id="list2076975445" text:style-name="L8">
        <text:list-item>
          <text:p text:style-name="P12">Open a terminal window.</text:p>
        </text:list-item>
        <text:list-item>
          <text:p text:style-name="P12">Generate a new SSH key with the following command:</text:p>
        </text:list-item>
      </text:list>
      <text:p text:style-name="P5"><text:span text:style-name="Source_20_Text"><text:span text:style-name="T5"><text:s text:c="3"/></text:span></text:span><text:span text:style-name="Source_20_Text"><text:span text:style-name="T4">ssh-keygen -t ed25519</text:span></text:span></text:p>
      <text:list xml:id="list3413022158" text:style-name="L9">
        <text:list-item>
          <text:p text:style-name="P13">Enter a passphrase for your key when prompted. The passphrase is optional.</text:p>
        </text:list-item>
        <text:list-item>
          <text:p text:style-name="P13">Press Enter to accept the default file location for your key.</text:p>
        </text:list-item>
      </text:list>
      <text:p text:style-name="P20"><text:span text:style-name="T2">Your SSH key has now been generated. The public key is stored in the file </text:span><text:span text:style-name="Source_20_Text"><text:span text:style-name="T9">~/.ssh/id_ed25519.pub</text:span></text:span><text:span text:style-name="T2"> and the private key is stored in the file </text:span><text:span text:style-name="Source_20_Text"><text:span text:style-name="T9">~/.ssh/id_ed25519</text:span></text:span><text:span text:style-name="T2">.</text:span></text:p>
      <text:h text:style-name="P4" text:outline-level="3"><text:soft-page-break/>Add Your SSH Key to GitHub</text:h>
      <text:list xml:id="list1745652018" text:style-name="L10">
        <text:list-item>
          <text:p text:style-name="P14">Go to your GitHub profile settings.</text:p>
        </text:list-item>
        <text:list-item>
          <text:p text:style-name="P23"><text:span text:style-name="T2">Click the </text:span><text:span text:style-name="Strong_20_Emphasis"><text:span text:style-name="T3">SSH and GPG keys</text:span></text:span><text:span text:style-name="T2"> tab.</text:span></text:p>
        </text:list-item>
        <text:list-item>
          <text:p text:style-name="P23"><text:span text:style-name="T2">Click the </text:span><text:span text:style-name="Strong_20_Emphasis"><text:span text:style-name="T3">New SSH key</text:span></text:span><text:span text:style-name="T2"> button.</text:span></text:p>
        </text:list-item>
        <text:list-item>
          <text:p text:style-name="P23"><text:span text:style-name="T2">Paste the contents of your public key file (</text:span><text:span text:style-name="Source_20_Text"><text:span text:style-name="T9">~/.ssh/id_ed25519.pub</text:span></text:span><text:span text:style-name="T2">) into the Key field.</text:span></text:p>
        </text:list-item>
        <text:list-item>
          <text:p text:style-name="P23"><text:span text:style-name="T2">Click the </text:span><text:span text:style-name="Strong_20_Emphasis"><text:span text:style-name="T3">Add SSH key</text:span></text:span><text:span text:style-name="T2"> button.</text:span></text:p>
        </text:list-item>
      </text:list>
      <text:p text:style-name="P7">GitHub SSH key authentication is a method of authentication that uses SSH keys to verify your identity. SSH keys are a cryptographic key pair that consists of a public key and a private key. The public key is shared with others, while the private key is kept secret.</text:p>
      <text:p text:style-name="P7">To use SSH key authentication with GitHub, you will need to generate an SSH key pair and add the public key to your GitHub account. Once you have done this, you can use the private key to authenticate to GitHub and access your repositories.</text:p>
      <text:h text:style-name="P4" text:outline-level="3">How to Set and Use SSH Keys</text:h>
      <text:list xml:id="list4104244735" text:style-name="L11">
        <text:list-item>
          <text:p text:style-name="P15">Generate an SSH key. If you don’t already have one, you can generate an SSH key using the following command:</text:p>
        </text:list-item>
      </text:list>
      <text:p text:style-name="P5"><text:span text:style-name="Source_20_Text"><text:span text:style-name="T5"><text:s text:c="3"/></text:span></text:span><text:span text:style-name="Source_20_Text"><text:span text:style-name="T4">ssh-keygen -t ed25519 -C "your_email@example.com"</text:span></text:span></text:p>
      <text:list xml:id="list1220988122" text:style-name="L12">
        <text:list-item>
          <text:p text:style-name="P24"><text:span text:style-name="T2">Add your SSH key to GitHub. Go to your </text:span><text:span text:style-name="Strong_20_Emphasis"><text:span text:style-name="T3">GitHub account settings</text:span></text:span><text:span text:style-name="T2"> and click the </text:span><text:span text:style-name="Strong_20_Emphasis"><text:span text:style-name="T3">SSH and GPG keys</text:span></text:span><text:span text:style-name="T2"> tab. Click the </text:span><text:span text:style-name="Strong_20_Emphasis"><text:span text:style-name="T3">New SSH key</text:span></text:span><text:span text:style-name="T2"> button and paste the contents of your public key file (</text:span><text:span text:style-name="Source_20_Text"><text:span text:style-name="T9">~/.ssh/id_ed25519.pub</text:span></text:span><text:span text:style-name="T2">) into the Key field. Click the </text:span><text:span text:style-name="Strong_20_Emphasis"><text:span text:style-name="T3">Add SSH key</text:span></text:span><text:span text:style-name="T2"> button.</text:span></text:p>
        </text:list-item>
        <text:list-item>
          <text:p text:style-name="P16">Clone a GitHub repository using SSH. To clone a GitHub repository using SSH, use the following command:</text:p>
        </text:list-item>
      </text:list>
      <text:p text:style-name="P5"><text:span text:style-name="Source_20_Text"><text:span text:style-name="T5"><text:s text:c="3"/></text:span></text:span><text:span text:style-name="Source_20_Text"><text:span text:style-name="T4">git clone git@github.com:username/repository.git</text:span></text:span></text:p>
      <text:p text:style-name="P20"><text:span text:style-name="T2">Replace </text:span><text:span text:style-name="Source_20_Text"><text:span text:style-name="T9">username</text:span></text:span><text:span text:style-name="T2"> with your GitHub username and </text:span><text:span text:style-name="Source_20_Text"><text:span text:style-name="T9">repository</text:span></text:span><text:span text:style-name="T2"> with the name of the repository you want to clone.</text:span></text:p>
      <text:list xml:id="list1348508872" text:style-name="L13">
        <text:list-item>
          <text:p text:style-name="P17">Push changes to a GitHub repository using SSH. To push changes to a GitHub repository using SSH, use the following command:</text:p>
        </text:list-item>
      </text:list>
      <text:p text:style-name="P5"><text:span text:style-name="Source_20_Text"><text:span text:style-name="T5"><text:s text:c="3"/></text:span></text:span><text:span text:style-name="Source_20_Text"><text:span text:style-name="T4">git push git@github.com:username/repository.git</text:span></text:span></text:p>
      <text:p text:style-name="P20"><text:span text:style-name="T2">Replace </text:span><text:span text:style-name="Source_20_Text"><text:span text:style-name="T9">username</text:span></text:span><text:span text:style-name="T2"> with your GitHub username and </text:span><text:span text:style-name="Source_20_Text"><text:span text:style-name="T9">repository</text:span></text:span><text:span text:style-name="T2"> with the name of the repository you want to push to.</text:span></text:p>
      <text:h text:style-name="P3" text:outline-level="2"><text:soft-page-break/>Resources</text:h>
      <text:list xml:id="list2347252837" text:style-name="L14">
        <text:list-item>
          <text:p text:style-name="P25"><text:a xlink:type="simple" xlink:href="https://intranet.alxswe.com/rltoken/_SM_8rqaSqTcoptG_dxGnQ" office:target-frame-name="_blank" xlink:show="new" text:style-name="Internet_20_link" text:visited-style-name="Visited_20_Internet_20_Link"><text:span text:style-name="T1">GitHub auth documentation</text:span></text:a></text:p>
        </text:list-item>
        <text:list-item>
          <text:p text:style-name="P25"><text:a xlink:type="simple" xlink:href="https://intranet.alxswe.com/rltoken/nBDsvR7lUFkETIZ-4EYcwg" office:target-frame-name="_blank" xlink:show="new" text:style-name="Internet_20_link" text:visited-style-name="Visited_20_Internet_20_Link"><text:span text:style-name="T1">Support for password authentication was removed GitHub Fixed using Token (August 13, 2021) - Linux by Code With Arjun</text:span></text:a></text:p>
        </text:list-item>
        <text:list-item>
          <text:p text:style-name="P25"><text:a xlink:type="simple" xlink:href="https://intranet.alxswe.com/rltoken/RI8vRkGq9rzX2BMzIhY0DQ" office:target-frame-name="_blank" xlink:show="new" text:style-name="Internet_20_link" text:visited-style-name="Visited_20_Internet_20_Link"><text:span text:style-name="T1">How to generate GitHub PAT</text:span></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ktiv-grotesk" svg:font-family="aktiv-grotesk,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5:45:15.248633468</meta:creation-date>
    <dc:date>2024-09-03T15:47:09.316644586</dc:date>
    <meta:editing-duration>PT1M56S</meta:editing-duration>
    <meta:editing-cycles>1</meta:editing-cycles>
    <meta:document-statistic meta:table-count="0" meta:image-count="0" meta:object-count="0" meta:page-count="5" meta:paragraph-count="72" meta:word-count="995" meta:character-count="5827" meta:non-whitespace-character-count="4928"/>
    <meta:generator>LibreOffice/7.3.7.2$Linux_X86_64 LibreOffice_project/30$Build-2</meta:generator>
  </office:meta>
</office:document-meta>
</file>